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0.8299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1.18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</style:style>
    <style:style style:name="ce2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7413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85c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7eb2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8dbce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428ec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60a0d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247c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6fa9d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5197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abcee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d8e9f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9cc5e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bad7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9e0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15" table:default-cell-style-name="Default"/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4" office:value-type="float" office:value="80543" calcext:value-type="float">
            <text:p>80543</text:p>
          </table:table-cell>
          <table:table-cell table:style-name="ce4" office:value-type="float" office:value="79640" calcext:value-type="float">
            <text:p>79640</text:p>
          </table:table-cell>
          <table:table-cell table:style-name="ce4" office:value-type="float" office:value="82858" calcext:value-type="float">
            <text:p>82858</text:p>
          </table:table-cell>
          <table:table-cell table:style-name="ce10" office:value-type="float" office:value="55048" calcext:value-type="float">
            <text:p>55048</text:p>
          </table:table-cell>
          <table:table-cell table:style-name="ce5" office:value-type="float" office:value="52995" calcext:value-type="float">
            <text:p>52995</text:p>
          </table:table-cell>
          <table:table-cell table:style-name="ce8" office:value-type="float" office:value="62688" calcext:value-type="float">
            <text:p>62688</text:p>
          </table:table-cell>
          <table:table-cell table:style-name="ce11" office:value-type="float" office:value="68601" calcext:value-type="float">
            <text:p>68601</text:p>
          </table:table-cell>
          <table:table-cell table:style-name="ce11" office:value-type="float" office:value="70257" calcext:value-type="float">
            <text:p>70257</text:p>
          </table:table-cell>
          <table:table-cell table:style-name="ce6" office:value-type="float" office:value="47104" calcext:value-type="float">
            <text:p>47104</text:p>
          </table:table-cell>
          <table:table-cell table:style-name="ce14" office:value-type="float" office:value="39847" calcext:value-type="float">
            <text:p>39847</text:p>
          </table:table-cell>
          <table:table-cell table:style-name="ce14" office:value-type="float" office:value="39728" calcext:value-type="float">
            <text:p>39728</text:p>
          </table:table-cell>
          <table:table-cell table:style-name="ce16" office:value-type="float" office:value="22618" calcext:value-type="float">
            <text:p>22618</text:p>
          </table:table-cell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5" office:value-type="float" office:value="52586" calcext:value-type="float">
            <text:p>52586</text:p>
          </table:table-cell>
          <table:table-cell table:style-name="ce8" office:value-type="float" office:value="61120" calcext:value-type="float">
            <text:p>61120</text:p>
          </table:table-cell>
          <table:table-cell table:style-name="ce8" office:value-type="float" office:value="62732" calcext:value-type="float">
            <text:p>62732</text:p>
          </table:table-cell>
          <table:table-cell table:style-name="ce12" office:value-type="float" office:value="31818" calcext:value-type="float">
            <text:p>31818</text:p>
          </table:table-cell>
          <table:table-cell table:style-name="ce15" office:value-type="float" office:value="25042" calcext:value-type="float">
            <text:p>25042</text:p>
          </table:table-cell>
          <table:table-cell table:style-name="ce15" office:value-type="float" office:value="26656" calcext:value-type="float">
            <text:p>26656</text:p>
          </table:table-cell>
          <table:table-cell table:style-name="ce11" office:value-type="float" office:value="65966" calcext:value-type="float">
            <text:p>65966</text:p>
          </table:table-cell>
          <table:table-cell table:style-name="ce11" office:value-type="float" office:value="67328" calcext:value-type="float">
            <text:p>67328</text:p>
          </table:table-cell>
          <table:table-cell table:style-name="ce11" office:value-type="float" office:value="67653" calcext:value-type="float">
            <text:p>67653</text:p>
          </table:table-cell>
          <table:table-cell table:style-name="ce12" office:value-type="float" office:value="32556" calcext:value-type="float">
            <text:p>32556</text:p>
          </table:table-cell>
          <table:table-cell table:style-name="ce12" office:value-type="float" office:value="34945" calcext:value-type="float">
            <text:p>34945</text:p>
          </table:table-cell>
          <table:table-cell table:style-name="ce12" office:value-type="float" office:value="32701" calcext:value-type="float">
            <text:p>32701</text:p>
          </table:table-cell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6" office:value-type="float" office:value="42114" calcext:value-type="float">
            <text:p>42114</text:p>
          </table:table-cell>
          <table:table-cell table:style-name="ce10" office:value-type="float" office:value="54113" calcext:value-type="float">
            <text:p>54113</text:p>
          </table:table-cell>
          <table:table-cell table:style-name="ce6" office:value-type="float" office:value="43590" calcext:value-type="float">
            <text:p>43590</text:p>
          </table:table-cell>
          <table:table-cell table:style-name="ce13" office:value-type="float" office:value="17042" calcext:value-type="float">
            <text:p>17042</text:p>
          </table:table-cell>
          <table:table-cell table:style-name="ce16" office:value-type="float" office:value="19528" calcext:value-type="float">
            <text:p>19528</text:p>
          </table:table-cell>
          <table:table-cell table:style-name="ce13" office:value-type="float" office:value="16665" calcext:value-type="float">
            <text:p>16665</text:p>
          </table:table-cell>
          <table:table-cell table:style-name="ce9" office:value-type="float" office:value="87067" calcext:value-type="float">
            <text:p>87067</text:p>
          </table:table-cell>
          <table:table-cell table:style-name="ce7" office:value-type="float" office:value="72031" calcext:value-type="float">
            <text:p>72031</text:p>
          </table:table-cell>
          <table:table-cell table:style-name="ce10" office:value-type="float" office:value="57281" calcext:value-type="float">
            <text:p>57281</text:p>
          </table:table-cell>
          <table:table-cell table:style-name="ce11" office:value-type="float" office:value="67024" calcext:value-type="float">
            <text:p>67024</text:p>
          </table:table-cell>
          <table:table-cell table:style-name="ce6" office:value-type="float" office:value="45213" calcext:value-type="float">
            <text:p>45213</text:p>
          </table:table-cell>
          <table:table-cell table:style-name="ce6" office:value-type="float" office:value="43919" calcext:value-type="float">
            <text:p>43919</text:p>
          </table:table-cell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7" office:value-type="float" office:value="72152" calcext:value-type="float">
            <text:p>72152</text:p>
          </table:table-cell>
          <table:table-cell table:style-name="ce4" office:value-type="float" office:value="78857" calcext:value-type="float">
            <text:p>78857</text:p>
          </table:table-cell>
          <table:table-cell table:style-name="ce4" office:value-type="float" office:value="79259" calcext:value-type="float">
            <text:p>79259</text:p>
          </table:table-cell>
          <table:table-cell table:style-name="ce7" office:value-type="float" office:value="76661" calcext:value-type="float">
            <text:p>76661</text:p>
          </table:table-cell>
          <table:table-cell table:style-name="ce4" office:value-type="float" office:value="79372" calcext:value-type="float">
            <text:p>79372</text:p>
          </table:table-cell>
          <table:table-cell table:style-name="ce5" office:value-type="float" office:value="52618" calcext:value-type="float">
            <text:p>52618</text:p>
          </table:table-cell>
          <table:table-cell table:style-name="ce17" table:number-columns-repeated="6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7" office:value-type="float" office:value="75777" calcext:value-type="float">
            <text:p>75777</text:p>
          </table:table-cell>
          <table:table-cell table:style-name="ce4" office:value-type="float" office:value="82395" calcext:value-type="float">
            <text:p>82395</text:p>
          </table:table-cell>
          <table:table-cell table:style-name="ce11" office:value-type="float" office:value="71349" calcext:value-type="float">
            <text:p>71349</text:p>
          </table:table-cell>
          <table:table-cell table:style-name="ce11" office:value-type="float" office:value="65615" calcext:value-type="float">
            <text:p>65615</text:p>
          </table:table-cell>
          <table:table-cell table:style-name="ce10" office:value-type="float" office:value="57126" calcext:value-type="float">
            <text:p>57126</text:p>
          </table:table-cell>
          <table:table-cell table:style-name="ce11" office:value-type="float" office:value="66836" calcext:value-type="float">
            <text:p>66836</text:p>
          </table:table-cell>
          <table:table-cell table:style-name="ce17" table:number-columns-repeated="6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4" office:value-type="float" office:value="78135" calcext:value-type="float">
            <text:p>78135</text:p>
          </table:table-cell>
          <table:table-cell table:style-name="ce4" office:value-type="float" office:value="81096" calcext:value-type="float">
            <text:p>81096</text:p>
          </table:table-cell>
          <table:table-cell table:style-name="ce9" office:value-type="float" office:value="83968" calcext:value-type="float">
            <text:p>83968</text:p>
          </table:table-cell>
          <table:table-cell table:style-name="ce8" office:value-type="float" office:value="63329" calcext:value-type="float">
            <text:p>63329</text:p>
          </table:table-cell>
          <table:table-cell table:style-name="ce8" office:value-type="float" office:value="63879" calcext:value-type="float">
            <text:p>63879</text:p>
          </table:table-cell>
          <table:table-cell table:style-name="ce11" office:value-type="float" office:value="66893" calcext:value-type="float">
            <text:p>66893</text:p>
          </table:table-cell>
          <table:table-cell table:style-name="ce17" table:number-columns-repeated="6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8" office:value-type="float" office:value="63142" calcext:value-type="float">
            <text:p>63142</text:p>
          </table:table-cell>
          <table:table-cell table:style-name="ce8" office:value-type="float" office:value="62880" calcext:value-type="float">
            <text:p>62880</text:p>
          </table:table-cell>
          <table:table-cell table:style-name="ce8" office:value-type="float" office:value="64835" calcext:value-type="float">
            <text:p>64835</text:p>
          </table:table-cell>
          <table:table-cell table:style-name="ce14" office:value-type="float" office:value="37582" calcext:value-type="float">
            <text:p>37582</text:p>
          </table:table-cell>
          <table:table-cell table:style-name="ce14" office:value-type="float" office:value="38233" calcext:value-type="float">
            <text:p>38233</text:p>
          </table:table-cell>
          <table:table-cell table:style-name="ce14" office:value-type="float" office:value="39955" calcext:value-type="float">
            <text:p>39955</text:p>
          </table:table-cell>
          <table:table-cell table:style-name="ce17" table:number-columns-repeated="6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9" office:value-type="float" office:value="89123" calcext:value-type="float">
            <text:p>89123</text:p>
          </table:table-cell>
          <table:table-cell table:style-name="ce10" office:value-type="float" office:value="57339" calcext:value-type="float">
            <text:p>57339</text:p>
          </table:table-cell>
          <table:table-cell table:style-name="ce9" office:value-type="float" office:value="88482" calcext:value-type="float">
            <text:p>88482</text:p>
          </table:table-cell>
          <table:table-cell table:style-name="ce4" office:value-type="float" office:value="77468" calcext:value-type="float">
            <text:p>77468</text:p>
          </table:table-cell>
          <table:table-cell table:style-name="ce13" office:value-type="float" office:value="17790" calcext:value-type="float">
            <text:p>17790</text:p>
          </table:table-cell>
          <table:table-cell table:style-name="ce11" office:value-type="float" office:value="69963" calcext:value-type="float">
            <text:p>69963</text:p>
          </table:table-cell>
          <table:table-cell table:style-name="ce17" table:number-columns-repeated="6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late layout</text:p>
          </table:table-cell>
          <table:table-cell table:number-columns-repeated="3"/>
          <table:table-cell office:value-type="string" calcext:value-type="string">
            <text:p>P = PBS Sample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Gpa</text:p>
          </table:table-cell>
          <table:table-cell table:formula="of:=[.B13]&amp;&quot;P&quot;" office:value-type="string" office:string-value="GpaP" calcext:value-type="string">
            <text:p>GpaP</text:p>
          </table:table-cell>
          <table:table-cell table:formula="of:=[.C13]&amp;&quot;P&quot;" office:value-type="string" office:string-value="GpaP" calcext:value-type="string">
            <text:p>GpaP</text:p>
          </table:table-cell>
          <table:table-cell table:formula="of:=[.D13]&amp;&quot;P&quot;" office:value-type="string" office:string-value="GpaP" calcext:value-type="string">
            <text:p>GpaP</text:p>
          </table:table-cell>
          <table:table-cell table:number-columns-repeated="3" office:value-type="string" calcext:value-type="string">
            <text:p>Right 1</text:p>
          </table:table-cell>
          <table:table-cell table:formula="of:=[.H13]&amp;&quot;P&quot;" office:value-type="string" office:string-value="Right 1P" calcext:value-type="string">
            <text:p>Right 1P</text:p>
          </table:table-cell>
          <table:table-cell table:formula="of:=[.I13]&amp;&quot;P&quot;" office:value-type="string" office:string-value="Right 1P" calcext:value-type="string">
            <text:p>Right 1P</text:p>
          </table:table-cell>
          <table:table-cell table:formula="of:=[.J13]&amp;&quot;P&quot;" office:value-type="string" office:string-value="Right 1P" calcext:value-type="string">
            <text:p>Right 1P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number-columns-repeated="3" office:value-type="string" calcext:value-type="string">
            <text:p>G83I</text:p>
          </table:table-cell>
          <table:table-cell table:formula="of:=[.B14]&amp;&quot;P&quot;" office:value-type="string" office:string-value="G83IP" calcext:value-type="string">
            <text:p>G83IP</text:p>
          </table:table-cell>
          <table:table-cell table:formula="of:=[.C14]&amp;&quot;P&quot;" office:value-type="string" office:string-value="G83IP" calcext:value-type="string">
            <text:p>G83IP</text:p>
          </table:table-cell>
          <table:table-cell table:formula="of:=[.D14]&amp;&quot;P&quot;" office:value-type="string" office:string-value="G83IP" calcext:value-type="string">
            <text:p>G83IP</text:p>
          </table:table-cell>
          <table:table-cell table:number-columns-repeated="3" office:value-type="string" calcext:value-type="string">
            <text:p>Right 2</text:p>
          </table:table-cell>
          <table:table-cell table:formula="of:=[.H14]&amp;&quot;P&quot;" office:value-type="string" office:string-value="Right 2P" calcext:value-type="string">
            <text:p>Right 2P</text:p>
          </table:table-cell>
          <table:table-cell table:formula="of:=[.I14]&amp;&quot;P&quot;" office:value-type="string" office:string-value="Right 2P" calcext:value-type="string">
            <text:p>Right 2P</text:p>
          </table:table-cell>
          <table:table-cell table:formula="of:=[.J14]&amp;&quot;P&quot;" office:value-type="string" office:string-value="Right 2P" calcext:value-type="string">
            <text:p>Right 2P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number-columns-repeated="3" office:value-type="string" calcext:value-type="string">
            <text:p>No TM</text:p>
          </table:table-cell>
          <table:table-cell table:formula="of:=[.B15]&amp;&quot;P&quot;" office:value-type="string" office:string-value="No TMP" calcext:value-type="string">
            <text:p>No TMP</text:p>
          </table:table-cell>
          <table:table-cell table:formula="of:=[.C15]&amp;&quot;P&quot;" office:value-type="string" office:string-value="No TMP" calcext:value-type="string">
            <text:p>No TMP</text:p>
          </table:table-cell>
          <table:table-cell table:formula="of:=[.D15]&amp;&quot;P&quot;" office:value-type="string" office:string-value="No TMP" calcext:value-type="string">
            <text:p>No TMP</text:p>
          </table:table-cell>
          <table:table-cell table:number-columns-repeated="3" office:value-type="string" calcext:value-type="string">
            <text:p>Right 3</text:p>
          </table:table-cell>
          <table:table-cell table:formula="of:=[.H15]&amp;&quot;P&quot;" office:value-type="string" office:string-value="Right 3P" calcext:value-type="string">
            <text:p>Right 3P</text:p>
          </table:table-cell>
          <table:table-cell table:formula="of:=[.I15]&amp;&quot;P&quot;" office:value-type="string" office:string-value="Right 3P" calcext:value-type="string">
            <text:p>Right 3P</text:p>
          </table:table-cell>
          <table:table-cell table:formula="of:=[.J15]&amp;&quot;P&quot;" office:value-type="string" office:string-value="Right 3P" calcext:value-type="string">
            <text:p>Right 3P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number-columns-repeated="3" office:value-type="string" calcext:value-type="string">
            <text:p>Left 1</text:p>
          </table:table-cell>
          <table:table-cell table:formula="of:=[.B16]&amp;&quot;P&quot;" office:value-type="string" office:string-value="Left 1P" calcext:value-type="string">
            <text:p>Left 1P</text:p>
          </table:table-cell>
          <table:table-cell table:formula="of:=[.C16]&amp;&quot;P&quot;" office:value-type="string" office:string-value="Left 1P" calcext:value-type="string">
            <text:p>Left 1P</text:p>
          </table:table-cell>
          <table:table-cell table:formula="of:=[.D16]&amp;&quot;P&quot;" office:value-type="string" office:string-value="Left 1P" calcext:value-type="string">
            <text:p>Left 1P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number-columns-repeated="3" office:value-type="string" calcext:value-type="string">
            <text:p>Left 2</text:p>
          </table:table-cell>
          <table:table-cell table:formula="of:=[.B17]&amp;&quot;P&quot;" office:value-type="string" office:string-value="Left 2P" calcext:value-type="string">
            <text:p>Left 2P</text:p>
          </table:table-cell>
          <table:table-cell table:formula="of:=[.C17]&amp;&quot;P&quot;" office:value-type="string" office:string-value="Left 2P" calcext:value-type="string">
            <text:p>Left 2P</text:p>
          </table:table-cell>
          <table:table-cell table:formula="of:=[.D17]&amp;&quot;P&quot;" office:value-type="string" office:string-value="Left 2P" calcext:value-type="string">
            <text:p>Left 2P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number-columns-repeated="3" office:value-type="string" calcext:value-type="string">
            <text:p>Left 3</text:p>
          </table:table-cell>
          <table:table-cell table:formula="of:=[.B18]&amp;&quot;P&quot;" office:value-type="string" office:string-value="Left 3P" calcext:value-type="string">
            <text:p>Left 3P</text:p>
          </table:table-cell>
          <table:table-cell table:formula="of:=[.C18]&amp;&quot;P&quot;" office:value-type="string" office:string-value="Left 3P" calcext:value-type="string">
            <text:p>Left 3P</text:p>
          </table:table-cell>
          <table:table-cell table:formula="of:=[.D18]&amp;&quot;P&quot;" office:value-type="string" office:string-value="Left 3P" calcext:value-type="string">
            <text:p>Left 3P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number-columns-repeated="3" office:value-type="string" calcext:value-type="string">
            <text:p>Left 4</text:p>
          </table:table-cell>
          <table:table-cell table:formula="of:=[.B19]&amp;&quot;P&quot;" office:value-type="string" office:string-value="Left 4P" calcext:value-type="string">
            <text:p>Left 4P</text:p>
          </table:table-cell>
          <table:table-cell table:formula="of:=[.C19]&amp;&quot;P&quot;" office:value-type="string" office:string-value="Left 4P" calcext:value-type="string">
            <text:p>Left 4P</text:p>
          </table:table-cell>
          <table:table-cell table:formula="of:=[.D19]&amp;&quot;P&quot;" office:value-type="string" office:string-value="Left 4P" calcext:value-type="string">
            <text:p>Left 4P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number-columns-repeated="3" office:value-type="string" calcext:value-type="string">
            <text:p>GAS </text:p>
          </table:table-cell>
          <table:table-cell table:formula="of:=[.B20]&amp;&quot;P&quot;" office:value-type="string" office:string-value="GAS P" calcext:value-type="string">
            <text:p>GAS P</text:p>
          </table:table-cell>
          <table:table-cell table:formula="of:=[.C20]&amp;&quot;P&quot;" office:value-type="string" office:string-value="GAS P" calcext:value-type="string">
            <text:p>GAS P</text:p>
          </table:table-cell>
          <table:table-cell table:formula="of:=[.D20]&amp;&quot;P&quot;" office:value-type="string" office:string-value="GAS P" calcext:value-type="string">
            <text:p>GAS 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D600</text:p>
          </table:table-cell>
          <table:table-cell table:number-columns-repeated="1023"/>
        </table:table-row>
        <table:table-row table:style-name="ro3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A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3211" calcext:value-type="float">
            <text:p>0.3211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3211" calcext:value-type="float">
            <text:p>0.3211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2189" calcext:value-type="float">
            <text:p>0.2189</text:p>
          </table:table-cell>
          <table:table-cell office:value-type="string" calcext:value-type="string">
            <text:p>Min</text:p>
          </table:table-cell>
          <table:table-cell table:formula="of:=MIN([.B24:.M31])" office:value-type="float" office:value="0.1998" calcext:value-type="float">
            <text:p>0.1998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B</text:p>
          </table:table-cell>
          <table:table-cell office:value-type="float" office:value="0.3145" calcext:value-type="float">
            <text:p>0.3145</text:p>
          </table:table-cell>
          <table:table-cell office:value-type="float" office:value="0.316" calcext:value-type="float">
            <text:p>0.316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3145" calcext:value-type="float">
            <text:p>0.3145</text:p>
          </table:table-cell>
          <table:table-cell office:value-type="float" office:value="0.316" calcext:value-type="float">
            <text:p>0.316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4094" calcext:value-type="float">
            <text:p>0.4094</text:p>
          </table:table-cell>
          <table:table-cell office:value-type="float" office:value="0.2868" calcext:value-type="float">
            <text:p>0.2868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4094" calcext:value-type="float">
            <text:p>0.4094</text:p>
          </table:table-cell>
          <table:table-cell office:value-type="float" office:value="0.2868" calcext:value-type="float">
            <text:p>0.2868</text:p>
          </table:table-cell>
          <table:table-cell office:value-type="float" office:value="0.4704" calcext:value-type="float">
            <text:p>0.4704</text:p>
          </table:table-cell>
          <table:table-cell office:value-type="string" calcext:value-type="string">
            <text:p>Max</text:p>
          </table:table-cell>
          <table:table-cell table:formula="of:=MAX([.B24:.M31])" office:value-type="float" office:value="0.5713" calcext:value-type="float">
            <text:p>0.5713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C</text:p>
          </table:table-cell>
          <table:table-cell office:value-type="float" office:value="0.3385" calcext:value-type="float">
            <text:p>0.3385</text:p>
          </table:table-cell>
          <table:table-cell office:value-type="float" office:value="0.5713" calcext:value-type="float">
            <text:p>0.5713</text:p>
          </table:table-cell>
          <table:table-cell office:value-type="float" office:value="0.3238" calcext:value-type="float">
            <text:p>0.3238</text:p>
          </table:table-cell>
          <table:table-cell office:value-type="float" office:value="0.3385" calcext:value-type="float">
            <text:p>0.3385</text:p>
          </table:table-cell>
          <table:table-cell office:value-type="float" office:value="0.5713" calcext:value-type="float">
            <text:p>0.5713</text:p>
          </table:table-cell>
          <table:table-cell office:value-type="float" office:value="0.3238" calcext:value-type="float">
            <text:p>0.3238</text:p>
          </table:table-cell>
          <table:table-cell office:value-type="float" office:value="0.3921" calcext:value-type="float">
            <text:p>0.3921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3383" calcext:value-type="float">
            <text:p>0.3383</text:p>
          </table:table-cell>
          <table:table-cell office:value-type="float" office:value="0.3921" calcext:value-type="float">
            <text:p>0.3921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3383" calcext:value-type="float">
            <text:p>0.3383</text:p>
          </table:table-cell>
          <table:table-cell office:value-type="string" calcext:value-type="string">
            <text:p>Max-min</text:p>
          </table:table-cell>
          <table:table-cell table:formula="of:=[.O25]-[.O24]" office:value-type="float" office:value="0.3715" calcext:value-type="float">
            <text:p>0.3715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D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3895" calcext:value-type="float">
            <text:p>0.3895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3895" calcext:value-type="float">
            <text:p>0.3895</text:p>
          </table:table-cell>
          <table:table-cell office:value-type="float" office:value="0.5419" calcext:value-type="float">
            <text:p>0.5419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89" calcext:value-type="float">
            <text:p>0.4089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89" calcext:value-type="float">
            <text:p>0.4089</text:p>
          </table:table-cell>
          <table:table-cell office:value-type="float" office:value="0.3249" calcext:value-type="float">
            <text:p>0.3249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3388" calcext:value-type="float">
            <text:p>0.3388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3388" calcext:value-type="float">
            <text:p>0.3388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</text:p>
          </table:table-cell>
          <table:table-cell office:value-type="float" office:value="0.4033" calcext:value-type="float">
            <text:p>0.4033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3757" calcext:value-type="float">
            <text:p>0.3757</text:p>
          </table:table-cell>
          <table:table-cell office:value-type="float" office:value="0.4033" calcext:value-type="float">
            <text:p>0.4033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3757" calcext:value-type="float">
            <text:p>0.3757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2958" calcext:value-type="float">
            <text:p>0.2958</text:p>
          </table:table-cell>
          <table:table-cell office:value-type="float" office:value="0.4138" calcext:value-type="float">
            <text:p>0.4138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2958" calcext:value-type="float">
            <text:p>0.2958</text:p>
          </table:table-cell>
          <table:table-cell office:value-type="float" office:value="0.4138" calcext:value-type="float">
            <text:p>0.4138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ormalized OD600</text:p>
          </table:table-cell>
          <table:table-cell table:number-columns-repeated="1023"/>
        </table:table-row>
        <table:table-row table:style-name="ro3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formula="of:=[.B24]/[.$O$24]" office:value-type="float" office:value="1.67917917917918" calcext:value-type="float">
            <text:p>1.67917917917918</text:p>
          </table:table-cell>
          <table:table-cell table:formula="of:=[.C24]/[.$O$24]" office:value-type="float" office:value="1.60710710710711" calcext:value-type="float">
            <text:p>1.60710710710711</text:p>
          </table:table-cell>
          <table:table-cell table:formula="of:=[.D24]/[.$O$24]" office:value-type="float" office:value="1.77427427427427" calcext:value-type="float">
            <text:p>1.77427427427427</text:p>
          </table:table-cell>
          <table:table-cell table:formula="of:=[.E24]/[.$O$24]" office:value-type="float" office:value="1.67917917917918" calcext:value-type="float">
            <text:p>1.67917917917918</text:p>
          </table:table-cell>
          <table:table-cell table:formula="of:=[.F24]/[.$O$24]" office:value-type="float" office:value="1.60710710710711" calcext:value-type="float">
            <text:p>1.60710710710711</text:p>
          </table:table-cell>
          <table:table-cell table:formula="of:=[.G24]/[.$O$24]" office:value-type="float" office:value="1.77427427427427" calcext:value-type="float">
            <text:p>1.77427427427427</text:p>
          </table:table-cell>
          <table:table-cell table:formula="of:=[.H24]/[.$O$24]" office:value-type="float" office:value="1.74224224224224" calcext:value-type="float">
            <text:p>1.74224224224224</text:p>
          </table:table-cell>
          <table:table-cell table:formula="of:=[.I24]/[.$O$24]" office:value-type="float" office:value="1.45045045045045" calcext:value-type="float">
            <text:p>1.45045045045045</text:p>
          </table:table-cell>
          <table:table-cell table:formula="of:=[.J24]/[.$O$24]" office:value-type="float" office:value="1.0955955955956" calcext:value-type="float">
            <text:p>1.0955955955956</text:p>
          </table:table-cell>
          <table:table-cell table:formula="of:=[.K24]/[.$O$24]" office:value-type="float" office:value="1.74224224224224" calcext:value-type="float">
            <text:p>1.74224224224224</text:p>
          </table:table-cell>
          <table:table-cell table:formula="of:=[.L24]/[.$O$24]" office:value-type="float" office:value="1.45045045045045" calcext:value-type="float">
            <text:p>1.45045045045045</text:p>
          </table:table-cell>
          <table:table-cell table:formula="of:=[.M24]/[.$O$24]" office:value-type="float" office:value="1.0955955955956" calcext:value-type="float">
            <text:p>1.0955955955956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formula="of:=[.B25]/[.$O$24]" office:value-type="float" office:value="1.57407407407407" calcext:value-type="float">
            <text:p>1.57407407407407</text:p>
          </table:table-cell>
          <table:table-cell table:formula="of:=[.C25]/[.$O$24]" office:value-type="float" office:value="1.58158158158158" calcext:value-type="float">
            <text:p>1.58158158158158</text:p>
          </table:table-cell>
          <table:table-cell table:formula="of:=[.D25]/[.$O$24]" office:value-type="float" office:value="1.8003003003003" calcext:value-type="float">
            <text:p>1.8003003003003</text:p>
          </table:table-cell>
          <table:table-cell table:formula="of:=[.E25]/[.$O$24]" office:value-type="float" office:value="1.57407407407407" calcext:value-type="float">
            <text:p>1.57407407407407</text:p>
          </table:table-cell>
          <table:table-cell table:formula="of:=[.F25]/[.$O$24]" office:value-type="float" office:value="1.58158158158158" calcext:value-type="float">
            <text:p>1.58158158158158</text:p>
          </table:table-cell>
          <table:table-cell table:formula="of:=[.G25]/[.$O$24]" office:value-type="float" office:value="1.8003003003003" calcext:value-type="float">
            <text:p>1.8003003003003</text:p>
          </table:table-cell>
          <table:table-cell table:formula="of:=[.H25]/[.$O$24]" office:value-type="float" office:value="2.04904904904905" calcext:value-type="float">
            <text:p>2.04904904904905</text:p>
          </table:table-cell>
          <table:table-cell table:formula="of:=[.I25]/[.$O$24]" office:value-type="float" office:value="1.43543543543544" calcext:value-type="float">
            <text:p>1.43543543543544</text:p>
          </table:table-cell>
          <table:table-cell table:formula="of:=[.J25]/[.$O$24]" office:value-type="float" office:value="2.35435435435435" calcext:value-type="float">
            <text:p>2.35435435435435</text:p>
          </table:table-cell>
          <table:table-cell table:formula="of:=[.K25]/[.$O$24]" office:value-type="float" office:value="2.04904904904905" calcext:value-type="float">
            <text:p>2.04904904904905</text:p>
          </table:table-cell>
          <table:table-cell table:formula="of:=[.L25]/[.$O$24]" office:value-type="float" office:value="1.43543543543544" calcext:value-type="float">
            <text:p>1.43543543543544</text:p>
          </table:table-cell>
          <table:table-cell table:formula="of:=[.M25]/[.$O$24]" office:value-type="float" office:value="2.35435435435435" calcext:value-type="float">
            <text:p>2.35435435435435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formula="of:=[.B26]/[.$O$24]" office:value-type="float" office:value="1.69419419419419" calcext:value-type="float">
            <text:p>1.69419419419419</text:p>
          </table:table-cell>
          <table:table-cell table:formula="of:=[.C26]/[.$O$24]" office:value-type="float" office:value="2.85935935935936" calcext:value-type="float">
            <text:p>2.85935935935936</text:p>
          </table:table-cell>
          <table:table-cell table:formula="of:=[.D26]/[.$O$24]" office:value-type="float" office:value="1.62062062062062" calcext:value-type="float">
            <text:p>1.62062062062062</text:p>
          </table:table-cell>
          <table:table-cell table:formula="of:=[.E26]/[.$O$24]" office:value-type="float" office:value="1.69419419419419" calcext:value-type="float">
            <text:p>1.69419419419419</text:p>
          </table:table-cell>
          <table:table-cell table:formula="of:=[.F26]/[.$O$24]" office:value-type="float" office:value="2.85935935935936" calcext:value-type="float">
            <text:p>2.85935935935936</text:p>
          </table:table-cell>
          <table:table-cell table:formula="of:=[.G26]/[.$O$24]" office:value-type="float" office:value="1.62062062062062" calcext:value-type="float">
            <text:p>1.62062062062062</text:p>
          </table:table-cell>
          <table:table-cell table:formula="of:=[.H26]/[.$O$24]" office:value-type="float" office:value="1.96246246246246" calcext:value-type="float">
            <text:p>1.96246246246246</text:p>
          </table:table-cell>
          <table:table-cell table:formula="of:=[.I26]/[.$O$24]" office:value-type="float" office:value="1.86936936936937" calcext:value-type="float">
            <text:p>1.86936936936937</text:p>
          </table:table-cell>
          <table:table-cell table:formula="of:=[.J26]/[.$O$24]" office:value-type="float" office:value="1.69319319319319" calcext:value-type="float">
            <text:p>1.69319319319319</text:p>
          </table:table-cell>
          <table:table-cell table:formula="of:=[.K26]/[.$O$24]" office:value-type="float" office:value="1.96246246246246" calcext:value-type="float">
            <text:p>1.96246246246246</text:p>
          </table:table-cell>
          <table:table-cell table:formula="of:=[.L26]/[.$O$24]" office:value-type="float" office:value="1.86936936936937" calcext:value-type="float">
            <text:p>1.86936936936937</text:p>
          </table:table-cell>
          <table:table-cell table:formula="of:=[.M26]/[.$O$24]" office:value-type="float" office:value="1.69319319319319" calcext:value-type="float">
            <text:p>1.69319319319319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formula="of:=[.B27]/[.$O$24]" office:value-type="float" office:value="1" calcext:value-type="float">
            <text:p>1</text:p>
          </table:table-cell>
          <table:table-cell table:formula="of:=[.C27]/[.$O$24]" office:value-type="float" office:value="1.94944944944945" calcext:value-type="float">
            <text:p>1.94944944944945</text:p>
          </table:table-cell>
          <table:table-cell table:formula="of:=[.D27]/[.$O$24]" office:value-type="float" office:value="2.71221221221221" calcext:value-type="float">
            <text:p>2.71221221221221</text:p>
          </table:table-cell>
          <table:table-cell table:formula="of:=[.E27]/[.$O$24]" office:value-type="float" office:value="1" calcext:value-type="float">
            <text:p>1</text:p>
          </table:table-cell>
          <table:table-cell table:formula="of:=[.F27]/[.$O$24]" office:value-type="float" office:value="1.94944944944945" calcext:value-type="float">
            <text:p>1.94944944944945</text:p>
          </table:table-cell>
          <table:table-cell table:formula="of:=[.G27]/[.$O$24]" office:value-type="float" office:value="2.71221221221221" calcext:value-type="float">
            <text:p>2.71221221221221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formula="of:=[.B28]/[.$O$24]" office:value-type="float" office:value="2.0970970970971" calcext:value-type="float">
            <text:p>2.0970970970971</text:p>
          </table:table-cell>
          <table:table-cell table:formula="of:=[.C28]/[.$O$24]" office:value-type="float" office:value="2.04654654654655" calcext:value-type="float">
            <text:p>2.04654654654655</text:p>
          </table:table-cell>
          <table:table-cell table:formula="of:=[.D28]/[.$O$24]" office:value-type="float" office:value="1.62612612612613" calcext:value-type="float">
            <text:p>1.62612612612613</text:p>
          </table:table-cell>
          <table:table-cell table:formula="of:=[.E28]/[.$O$24]" office:value-type="float" office:value="2.0970970970971" calcext:value-type="float">
            <text:p>2.0970970970971</text:p>
          </table:table-cell>
          <table:table-cell table:formula="of:=[.F28]/[.$O$24]" office:value-type="float" office:value="2.04654654654655" calcext:value-type="float">
            <text:p>2.04654654654655</text:p>
          </table:table-cell>
          <table:table-cell table:formula="of:=[.G28]/[.$O$24]" office:value-type="float" office:value="1.62612612612613" calcext:value-type="float">
            <text:p>1.62612612612613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formula="of:=[.B29]/[.$O$24]" office:value-type="float" office:value="1.69119119119119" calcext:value-type="float">
            <text:p>1.69119119119119</text:p>
          </table:table-cell>
          <table:table-cell table:formula="of:=[.C29]/[.$O$24]" office:value-type="float" office:value="1.81031031031031" calcext:value-type="float">
            <text:p>1.81031031031031</text:p>
          </table:table-cell>
          <table:table-cell table:formula="of:=[.D29]/[.$O$24]" office:value-type="float" office:value="1.6956956956957" calcext:value-type="float">
            <text:p>1.6956956956957</text:p>
          </table:table-cell>
          <table:table-cell table:formula="of:=[.E29]/[.$O$24]" office:value-type="float" office:value="1.69119119119119" calcext:value-type="float">
            <text:p>1.69119119119119</text:p>
          </table:table-cell>
          <table:table-cell table:formula="of:=[.F29]/[.$O$24]" office:value-type="float" office:value="1.81031031031031" calcext:value-type="float">
            <text:p>1.81031031031031</text:p>
          </table:table-cell>
          <table:table-cell table:formula="of:=[.G29]/[.$O$24]" office:value-type="float" office:value="1.6956956956957" calcext:value-type="float">
            <text:p>1.6956956956957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formula="of:=[.B30]/[.$O$24]" office:value-type="float" office:value="2.01851851851852" calcext:value-type="float">
            <text:p>2.01851851851852</text:p>
          </table:table-cell>
          <table:table-cell table:formula="of:=[.C30]/[.$O$24]" office:value-type="float" office:value="1.62912912912913" calcext:value-type="float">
            <text:p>1.62912912912913</text:p>
          </table:table-cell>
          <table:table-cell table:formula="of:=[.D30]/[.$O$24]" office:value-type="float" office:value="1.88038038038038" calcext:value-type="float">
            <text:p>1.88038038038038</text:p>
          </table:table-cell>
          <table:table-cell table:formula="of:=[.E30]/[.$O$24]" office:value-type="float" office:value="2.01851851851852" calcext:value-type="float">
            <text:p>2.01851851851852</text:p>
          </table:table-cell>
          <table:table-cell table:formula="of:=[.F30]/[.$O$24]" office:value-type="float" office:value="1.62912912912913" calcext:value-type="float">
            <text:p>1.62912912912913</text:p>
          </table:table-cell>
          <table:table-cell table:formula="of:=[.G30]/[.$O$24]" office:value-type="float" office:value="1.88038038038038" calcext:value-type="float">
            <text:p>1.88038038038038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formula="of:=[.B31]/[.$O$24]" office:value-type="float" office:value="1.75325325325325" calcext:value-type="float">
            <text:p>1.75325325325325</text:p>
          </table:table-cell>
          <table:table-cell table:formula="of:=[.C31]/[.$O$24]" office:value-type="float" office:value="1.48048048048048" calcext:value-type="float">
            <text:p>1.48048048048048</text:p>
          </table:table-cell>
          <table:table-cell table:formula="of:=[.D31]/[.$O$24]" office:value-type="float" office:value="2.07107107107107" calcext:value-type="float">
            <text:p>2.07107107107107</text:p>
          </table:table-cell>
          <table:table-cell table:formula="of:=[.E31]/[.$O$24]" office:value-type="float" office:value="1.75325325325325" calcext:value-type="float">
            <text:p>1.75325325325325</text:p>
          </table:table-cell>
          <table:table-cell table:formula="of:=[.F31]/[.$O$24]" office:value-type="float" office:value="1.48048048048048" calcext:value-type="float">
            <text:p>1.48048048048048</text:p>
          </table:table-cell>
          <table:table-cell table:formula="of:=[.G31]/[.$O$24]" office:value-type="float" office:value="2.07107107107107" calcext:value-type="float">
            <text:p>2.0710710710710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rmalized GFP</text:p>
          </table:table-cell>
          <table:table-cell table:number-columns-repeated="1023"/>
        </table:table-row>
        <table:table-row table:style-name="ro3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formula="of:=[.B35]*[.B2]" office:value-type="float" office:value="135246.128628629" calcext:value-type="float">
            <text:p>135246.128628629</text:p>
          </table:table-cell>
          <table:table-cell table:formula="of:=[.C35]*[.C2]" office:value-type="float" office:value="127990.01001001" calcext:value-type="float">
            <text:p>127990.01001001</text:p>
          </table:table-cell>
          <table:table-cell table:formula="of:=[.D35]*[.D2]" office:value-type="float" office:value="147012.817817818" calcext:value-type="float">
            <text:p>147012.817817818</text:p>
          </table:table-cell>
          <table:table-cell table:formula="of:=[.E35]*[.E2]" office:value-type="float" office:value="92435.4554554555" calcext:value-type="float">
            <text:p>92435.4554554555</text:p>
          </table:table-cell>
          <table:table-cell table:formula="of:=[.F35]*[.F2]" office:value-type="float" office:value="85168.6411411411" calcext:value-type="float">
            <text:p>85168.6411411411</text:p>
          </table:table-cell>
          <table:table-cell table:formula="of:=[.G35]*[.G2]" office:value-type="float" office:value="111225.705705706" calcext:value-type="float">
            <text:p>111225.705705706</text:p>
          </table:table-cell>
          <table:table-cell table:formula="of:=[.H35]*[.H2]" office:value-type="float" office:value="119519.56006006" calcext:value-type="float">
            <text:p>119519.56006006</text:p>
          </table:table-cell>
          <table:table-cell table:formula="of:=[.I35]*[.I2]" office:value-type="float" office:value="101904.297297297" calcext:value-type="float">
            <text:p>101904.297297297</text:p>
          </table:table-cell>
          <table:table-cell table:formula="of:=[.J35]*[.J2]" office:value-type="float" office:value="51606.9349349349" calcext:value-type="float">
            <text:p>51606.9349349349</text:p>
          </table:table-cell>
          <table:table-cell table:formula="of:=[.K35]*[.K2]" office:value-type="float" office:value="69423.1266266266" calcext:value-type="float">
            <text:p>69423.1266266266</text:p>
          </table:table-cell>
          <table:table-cell table:formula="of:=[.L35]*[.L2]" office:value-type="float" office:value="57623.4954954955" calcext:value-type="float">
            <text:p>57623.4954954955</text:p>
          </table:table-cell>
          <table:table-cell table:formula="of:=[.M35]*[.M2]" office:value-type="float" office:value="24780.1811811812" calcext:value-type="float">
            <text:p>24780.1811811812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formula="of:=[.B36]*[.B3]" office:value-type="float" office:value="82774.2592592593" calcext:value-type="float">
            <text:p>82774.2592592593</text:p>
          </table:table-cell>
          <table:table-cell table:formula="of:=[.C36]*[.C3]" office:value-type="float" office:value="96666.2662662663" calcext:value-type="float">
            <text:p>96666.2662662663</text:p>
          </table:table-cell>
          <table:table-cell table:formula="of:=[.D36]*[.D3]" office:value-type="float" office:value="112936.438438438" calcext:value-type="float">
            <text:p>112936.438438438</text:p>
          </table:table-cell>
          <table:table-cell table:formula="of:=[.E36]*[.E3]" office:value-type="float" office:value="50083.8888888889" calcext:value-type="float">
            <text:p>50083.8888888889</text:p>
          </table:table-cell>
          <table:table-cell table:formula="of:=[.F36]*[.F3]" office:value-type="float" office:value="39605.965965966" calcext:value-type="float">
            <text:p>39605.965965966</text:p>
          </table:table-cell>
          <table:table-cell table:formula="of:=[.G36]*[.G3]" office:value-type="float" office:value="47988.8048048048" calcext:value-type="float">
            <text:p>47988.8048048048</text:p>
          </table:table-cell>
          <table:table-cell table:formula="of:=[.H36]*[.H3]" office:value-type="float" office:value="135167.56956957" calcext:value-type="float">
            <text:p>135167.56956957</text:p>
          </table:table-cell>
          <table:table-cell table:formula="of:=[.I36]*[.I3]" office:value-type="float" office:value="96644.996996997" calcext:value-type="float">
            <text:p>96644.996996997</text:p>
          </table:table-cell>
          <table:table-cell table:formula="of:=[.J36]*[.J3]" office:value-type="float" office:value="159279.135135135" calcext:value-type="float">
            <text:p>159279.135135135</text:p>
          </table:table-cell>
          <table:table-cell table:formula="of:=[.K36]*[.K3]" office:value-type="float" office:value="66708.8408408409" calcext:value-type="float">
            <text:p>66708.8408408409</text:p>
          </table:table-cell>
          <table:table-cell table:formula="of:=[.L36]*[.L3]" office:value-type="float" office:value="50161.2912912913" calcext:value-type="float">
            <text:p>50161.2912912913</text:p>
          </table:table-cell>
          <table:table-cell table:formula="of:=[.M36]*[.M3]" office:value-type="float" office:value="76989.7417417417" calcext:value-type="float">
            <text:p>76989.7417417417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formula="of:=[.B37]*[.B4]" office:value-type="float" office:value="71349.2942942943" calcext:value-type="float">
            <text:p>71349.2942942943</text:p>
          </table:table-cell>
          <table:table-cell table:formula="of:=[.C37]*[.C4]" office:value-type="float" office:value="154728.513013013" calcext:value-type="float">
            <text:p>154728.513013013</text:p>
          </table:table-cell>
          <table:table-cell table:formula="of:=[.D37]*[.D4]" office:value-type="float" office:value="70642.8528528529" calcext:value-type="float">
            <text:p>70642.8528528529</text:p>
          </table:table-cell>
          <table:table-cell table:formula="of:=[.E37]*[.E4]" office:value-type="float" office:value="28872.4574574575" calcext:value-type="float">
            <text:p>28872.4574574575</text:p>
          </table:table-cell>
          <table:table-cell table:formula="of:=[.F37]*[.F4]" office:value-type="float" office:value="55837.5695695696" calcext:value-type="float">
            <text:p>55837.5695695696</text:p>
          </table:table-cell>
          <table:table-cell table:formula="of:=[.G37]*[.G4]" office:value-type="float" office:value="27007.6426426426" calcext:value-type="float">
            <text:p>27007.6426426426</text:p>
          </table:table-cell>
          <table:table-cell table:formula="of:=[.H37]*[.H4]" office:value-type="float" office:value="170865.719219219" calcext:value-type="float">
            <text:p>170865.719219219</text:p>
          </table:table-cell>
          <table:table-cell table:formula="of:=[.I37]*[.I4]" office:value-type="float" office:value="134652.545045045" calcext:value-type="float">
            <text:p>134652.545045045</text:p>
          </table:table-cell>
          <table:table-cell table:formula="of:=[.J37]*[.J4]" office:value-type="float" office:value="96987.7992992993" calcext:value-type="float">
            <text:p>96987.7992992993</text:p>
          </table:table-cell>
          <table:table-cell table:formula="of:=[.K37]*[.K4]" office:value-type="float" office:value="131532.084084084" calcext:value-type="float">
            <text:p>131532.084084084</text:p>
          </table:table-cell>
          <table:table-cell table:formula="of:=[.L37]*[.L4]" office:value-type="float" office:value="84519.7972972973" calcext:value-type="float">
            <text:p>84519.7972972973</text:p>
          </table:table-cell>
          <table:table-cell table:formula="of:=[.M37]*[.M4]" office:value-type="float" office:value="74363.3518518519" calcext:value-type="float">
            <text:p>74363.3518518519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formula="of:=[.B38]*[.B5]" office:value-type="float" office:value="72152" calcext:value-type="float">
            <text:p>72152</text:p>
          </table:table-cell>
          <table:table-cell table:formula="of:=[.C38]*[.C5]" office:value-type="float" office:value="153727.735235235" calcext:value-type="float">
            <text:p>153727.735235235</text:p>
          </table:table-cell>
          <table:table-cell table:formula="of:=[.D38]*[.D5]" office:value-type="float" office:value="214967.227727728" calcext:value-type="float">
            <text:p>214967.227727728</text:p>
          </table:table-cell>
          <table:table-cell table:formula="of:=[.E38]*[.E5]" office:value-type="float" office:value="76661" calcext:value-type="float">
            <text:p>76661</text:p>
          </table:table-cell>
          <table:table-cell table:formula="of:=[.F38]*[.F5]" office:value-type="float" office:value="154731.701701702" calcext:value-type="float">
            <text:p>154731.701701702</text:p>
          </table:table-cell>
          <table:table-cell table:formula="of:=[.G38]*[.G5]" office:value-type="float" office:value="142711.182182182" calcext:value-type="float">
            <text:p>142711.182182182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formula="of:=[.B39]*[.B6]" office:value-type="float" office:value="158911.726726727" calcext:value-type="float">
            <text:p>158911.726726727</text:p>
          </table:table-cell>
          <table:table-cell table:formula="of:=[.C39]*[.C6]" office:value-type="float" office:value="168625.202702703" calcext:value-type="float">
            <text:p>168625.202702703</text:p>
          </table:table-cell>
          <table:table-cell table:formula="of:=[.D39]*[.D6]" office:value-type="float" office:value="116022.472972973" calcext:value-type="float">
            <text:p>116022.472972973</text:p>
          </table:table-cell>
          <table:table-cell table:formula="of:=[.E39]*[.E6]" office:value-type="float" office:value="137601.026026026" calcext:value-type="float">
            <text:p>137601.026026026</text:p>
          </table:table-cell>
          <table:table-cell table:formula="of:=[.F39]*[.F6]" office:value-type="float" office:value="116911.018018018" calcext:value-type="float">
            <text:p>116911.018018018</text:p>
          </table:table-cell>
          <table:table-cell table:formula="of:=[.G39]*[.G6]" office:value-type="float" office:value="108683.765765766" calcext:value-type="float">
            <text:p>108683.765765766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formula="of:=[.B40]*[.B7]" office:value-type="float" office:value="132141.223723724" calcext:value-type="float">
            <text:p>132141.223723724</text:p>
          </table:table-cell>
          <table:table-cell table:formula="of:=[.C40]*[.C7]" office:value-type="float" office:value="146808.924924925" calcext:value-type="float">
            <text:p>146808.924924925</text:p>
          </table:table-cell>
          <table:table-cell table:formula="of:=[.D40]*[.D7]" office:value-type="float" office:value="142384.176176176" calcext:value-type="float">
            <text:p>142384.176176176</text:p>
          </table:table-cell>
          <table:table-cell table:formula="of:=[.E40]*[.E7]" office:value-type="float" office:value="107101.446946947" calcext:value-type="float">
            <text:p>107101.446946947</text:p>
          </table:table-cell>
          <table:table-cell table:formula="of:=[.F40]*[.F7]" office:value-type="float" office:value="115640.812312312" calcext:value-type="float">
            <text:p>115640.812312312</text:p>
          </table:table-cell>
          <table:table-cell table:formula="of:=[.G40]*[.G7]" office:value-type="float" office:value="113430.172172172" calcext:value-type="float">
            <text:p>113430.172172172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formula="of:=[.B41]*[.B8]" office:value-type="float" office:value="127453.296296296" calcext:value-type="float">
            <text:p>127453.296296296</text:p>
          </table:table-cell>
          <table:table-cell table:formula="of:=[.C41]*[.C8]" office:value-type="float" office:value="102439.63963964" calcext:value-type="float">
            <text:p>102439.63963964</text:p>
          </table:table-cell>
          <table:table-cell table:formula="of:=[.D41]*[.D8]" office:value-type="float" office:value="121914.461961962" calcext:value-type="float">
            <text:p>121914.461961962</text:p>
          </table:table-cell>
          <table:table-cell table:formula="of:=[.E41]*[.E8]" office:value-type="float" office:value="75859.962962963" calcext:value-type="float">
            <text:p>75859.962962963</text:p>
          </table:table-cell>
          <table:table-cell table:formula="of:=[.F41]*[.F8]" office:value-type="float" office:value="62286.493993994" calcext:value-type="float">
            <text:p>62286.493993994</text:p>
          </table:table-cell>
          <table:table-cell table:formula="of:=[.G41]*[.G8]" office:value-type="float" office:value="75130.5980980981" calcext:value-type="float">
            <text:p>75130.5980980981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formula="of:=[.B42]*[.B9]" office:value-type="float" office:value="156255.18968969" calcext:value-type="float">
            <text:p>156255.18968969</text:p>
          </table:table-cell>
          <table:table-cell table:formula="of:=[.C42]*[.C9]" office:value-type="float" office:value="84889.2702702703" calcext:value-type="float">
            <text:p>84889.2702702703</text:p>
          </table:table-cell>
          <table:table-cell table:formula="of:=[.D42]*[.D9]" office:value-type="float" office:value="183252.510510511" calcext:value-type="float">
            <text:p>183252.510510511</text:p>
          </table:table-cell>
          <table:table-cell table:formula="of:=[.E42]*[.E9]" office:value-type="float" office:value="135821.023023023" calcext:value-type="float">
            <text:p>135821.023023023</text:p>
          </table:table-cell>
          <table:table-cell table:formula="of:=[.F42]*[.F9]" office:value-type="float" office:value="26337.7477477477" calcext:value-type="float">
            <text:p>26337.7477477477</text:p>
          </table:table-cell>
          <table:table-cell table:formula="of:=[.G42]*[.G9]" office:value-type="float" office:value="144898.345345345" calcext:value-type="float">
            <text:p>144898.34534534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Samples</text:p>
          </table:table-cell>
          <table:table-cell table:style-name="ce3" office:value-type="string" calcext:value-type="string">
            <text:p>Average OD600</text:p>
          </table:table-cell>
          <table:table-cell table:style-name="ce3" office:value-type="string" calcext:value-type="string">
            <text:p>Subtract No TM</text:p>
          </table:table-cell>
          <table:table-cell table:style-name="ce3" office:value-type="string" calcext:value-type="string">
            <text:p>Percent GpA</text:p>
          </table:table-cell>
          <table:table-cell/>
          <table:table-cell table:style-name="ce3" office:value-type="string" calcext:value-type="string">
            <text:p>Samples</text:p>
          </table:table-cell>
          <table:table-cell table:style-name="ce3" office:value-type="string" calcext:value-type="string">
            <text:p>Average OD600</text:p>
          </table:table-cell>
          <table:table-cell table:style-name="ce3" office:value-type="string" calcext:value-type="string">
            <text:p>Subtract No TM</text:p>
          </table:table-cell>
          <table:table-cell table:style-name="ce3" office:value-type="string" calcext:value-type="string">
            <text:p>Percent GpA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Gpa</text:p>
          </table:table-cell>
          <table:table-cell table:formula="of:=AVERAGE([.B46:.D46])" office:value-type="float" office:value="136749.652152152" calcext:value-type="float">
            <text:p>136749.652152152</text:p>
          </table:table-cell>
          <table:table-cell table:formula="of:=[.B56]-[.$B$58]" office:value-type="float" office:value="37842.7654320988" calcext:value-type="float">
            <text:p>37842.7654320988</text:p>
          </table:table-cell>
          <table:table-cell table:formula="of:=[.C56]/[.$C$56]*100" office:value-type="float" office:value="100" calcext:value-type="float">
            <text:p>100</text:p>
          </table:table-cell>
          <table:table-cell/>
          <table:table-cell table:style-name="ce3" office:value-type="string" calcext:value-type="string">
            <text:p>GpaP</text:p>
          </table:table-cell>
          <table:table-cell table:formula="of:=AVERAGE([.E46:.G46])" office:value-type="float" office:value="96276.6007674341" calcext:value-type="float">
            <text:p>96276.6007674341</text:p>
          </table:table-cell>
          <table:table-cell table:formula="of:=[.G56]-[.$G$58]" office:value-type="float" office:value="59037.3775442109" calcext:value-type="float">
            <text:p>59037.3775442109</text:p>
          </table:table-cell>
          <table:table-cell table:formula="of:=[.H56]/[.$H$56]*100" office:value-type="float" office:value="100" calcext:value-type="float">
            <text:p>100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G83I</text:p>
          </table:table-cell>
          <table:table-cell table:formula="of:=AVERAGE([.B47:.D47])" office:value-type="float" office:value="97458.987987988" calcext:value-type="float">
            <text:p>97458.987987988</text:p>
          </table:table-cell>
          <table:table-cell table:formula="of:=[.B57]-[.$B$58]" office:value-type="float" office:value="-1447.8987320654" calcext:value-type="float">
            <text:p>-1447.8987320654</text:p>
          </table:table-cell>
          <table:table-cell table:formula="of:=[.C57]/[.$C$56]*100" office:value-type="float" office:value="-3.82609123707769" calcext:value-type="float">
            <text:p>-3.82609123707769</text:p>
          </table:table-cell>
          <table:table-cell/>
          <table:table-cell table:style-name="ce3" office:value-type="string" calcext:value-type="string">
            <text:p>G83IP</text:p>
          </table:table-cell>
          <table:table-cell table:formula="of:=AVERAGE([.E47:.G47])" office:value-type="float" office:value="45892.8865532199" calcext:value-type="float">
            <text:p>45892.8865532199</text:p>
          </table:table-cell>
          <table:table-cell table:formula="of:=[.G57]-[.$G$58]" office:value-type="float" office:value="8653.66332999666" calcext:value-type="float">
            <text:p>8653.66332999666</text:p>
          </table:table-cell>
          <table:table-cell table:formula="of:=[.H57]/[.$H$56]*100" office:value-type="float" office:value="14.6579399186833" calcext:value-type="float">
            <text:p>14.6579399186833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No TM</text:p>
          </table:table-cell>
          <table:table-cell table:formula="of:=AVERAGE([.B48:.D48])" office:value-type="float" office:value="98906.8867200534" calcext:value-type="float">
            <text:p>98906.8867200534</text:p>
          </table:table-cell>
          <table:table-cell table:formula="of:=[.B58]-[.$B$58]" office:value-type="float" office:value="0" calcext:value-type="float">
            <text:p>0</text:p>
          </table:table-cell>
          <table:table-cell table:formula="of:=[.C58]/[.$C$56]*100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 TMP</text:p>
          </table:table-cell>
          <table:table-cell table:formula="of:=AVERAGE([.E48:.G48])" office:value-type="float" office:value="37239.2232232232" calcext:value-type="float">
            <text:p>37239.2232232232</text:p>
          </table:table-cell>
          <table:table-cell table:formula="of:=[.G58]-[.$G$58]" office:value-type="float" office:value="0" calcext:value-type="float">
            <text:p>0</text:p>
          </table:table-cell>
          <table:table-cell table:formula="of:=[.H58]/[.$H$56]*100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Left 1</text:p>
          </table:table-cell>
          <table:table-cell table:formula="of:=AVERAGE([.B49:.D49])" office:value-type="float" office:value="146948.987654321" calcext:value-type="float">
            <text:p>146948.987654321</text:p>
          </table:table-cell>
          <table:table-cell table:formula="of:=[.B59]-[.$B$58]" office:value-type="float" office:value="48042.1009342676" calcext:value-type="float">
            <text:p>48042.1009342676</text:p>
          </table:table-cell>
          <table:table-cell table:formula="of:=[.C59]/[.$C$56]*100" office:value-type="float" office:value="126.951876760882" calcext:value-type="float">
            <text:p>126.951876760882</text:p>
          </table:table-cell>
          <table:table-cell/>
          <table:table-cell table:style-name="ce3" office:value-type="string" calcext:value-type="string">
            <text:p>Left 1P</text:p>
          </table:table-cell>
          <table:table-cell table:formula="of:=AVERAGE([.E49:.G49])" office:value-type="float" office:value="124701.294627961" calcext:value-type="float">
            <text:p>124701.294627961</text:p>
          </table:table-cell>
          <table:table-cell table:formula="of:=[.G59]-[.$G$58]" office:value-type="float" office:value="87462.0714047381" calcext:value-type="float">
            <text:p>87462.0714047381</text:p>
          </table:table-cell>
          <table:table-cell table:formula="of:=[.H59]/[.$H$56]*100" office:value-type="float" office:value="148.14694527927" calcext:value-type="float">
            <text:p>148.14694527927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Left 2</text:p>
          </table:table-cell>
          <table:table-cell table:formula="of:=AVERAGE([.B50:.D50])" office:value-type="float" office:value="147853.134134134" calcext:value-type="float">
            <text:p>147853.134134134</text:p>
          </table:table-cell>
          <table:table-cell table:formula="of:=[.B60]-[.$B$58]" office:value-type="float" office:value="48946.2474140808" calcext:value-type="float">
            <text:p>48946.2474140808</text:p>
          </table:table-cell>
          <table:table-cell table:formula="of:=[.C60]/[.$C$56]*100" office:value-type="float" office:value="129.341095597004" calcext:value-type="float">
            <text:p>129.341095597004</text:p>
          </table:table-cell>
          <table:table-cell/>
          <table:table-cell table:style-name="ce3" office:value-type="string" calcext:value-type="string">
            <text:p>Left 2P</text:p>
          </table:table-cell>
          <table:table-cell table:formula="of:=AVERAGE([.E50:.G50])" office:value-type="float" office:value="121065.269936603" calcext:value-type="float">
            <text:p>121065.269936603</text:p>
          </table:table-cell>
          <table:table-cell table:formula="of:=[.G60]-[.$G$58]" office:value-type="float" office:value="83826.04671338" calcext:value-type="float">
            <text:p>83826.04671338</text:p>
          </table:table-cell>
          <table:table-cell table:formula="of:=[.H60]/[.$H$56]*100" office:value-type="float" office:value="141.988093306831" calcext:value-type="float">
            <text:p>141.988093306831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Left 3</text:p>
          </table:table-cell>
          <table:table-cell table:formula="of:=AVERAGE([.B51:.D51])" office:value-type="float" office:value="140444.774941608" calcext:value-type="float">
            <text:p>140444.774941608</text:p>
          </table:table-cell>
          <table:table-cell table:formula="of:=[.B61]-[.$B$58]" office:value-type="float" office:value="41537.8882215549" calcext:value-type="float">
            <text:p>41537.8882215549</text:p>
          </table:table-cell>
          <table:table-cell table:formula="of:=[.C61]/[.$C$56]*100" office:value-type="float" office:value="109.764410045789" calcext:value-type="float">
            <text:p>109.764410045789</text:p>
          </table:table-cell>
          <table:table-cell/>
          <table:table-cell table:style-name="ce3" office:value-type="string" calcext:value-type="string">
            <text:p>Left 3P</text:p>
          </table:table-cell>
          <table:table-cell table:formula="of:=AVERAGE([.E51:.G51])" office:value-type="float" office:value="112057.47714381" calcext:value-type="float">
            <text:p>112057.47714381</text:p>
          </table:table-cell>
          <table:table-cell table:formula="of:=[.G61]-[.$G$58]" office:value-type="float" office:value="74818.2539205873" calcext:value-type="float">
            <text:p>74818.2539205873</text:p>
          </table:table-cell>
          <table:table-cell table:formula="of:=[.H61]/[.$H$56]*100" office:value-type="float" office:value="126.730313968568" calcext:value-type="float">
            <text:p>126.730313968568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Left 4</text:p>
          </table:table-cell>
          <table:table-cell table:formula="of:=AVERAGE([.B52:.D52])" office:value-type="float" office:value="117269.132632633" calcext:value-type="float">
            <text:p>117269.132632633</text:p>
          </table:table-cell>
          <table:table-cell table:formula="of:=[.B62]-[.$B$58]" office:value-type="float" office:value="18362.2459125793" calcext:value-type="float">
            <text:p>18362.2459125793</text:p>
          </table:table-cell>
          <table:table-cell table:formula="of:=[.C62]/[.$C$56]*100" office:value-type="float" office:value="48.5224737222934" calcext:value-type="float">
            <text:p>48.5224737222934</text:p>
          </table:table-cell>
          <table:table-cell/>
          <table:table-cell table:style-name="ce3" office:value-type="string" calcext:value-type="string">
            <text:p>Left 4P</text:p>
          </table:table-cell>
          <table:table-cell table:formula="of:=AVERAGE([.E52:.G52])" office:value-type="float" office:value="71092.3516850184" calcext:value-type="float">
            <text:p>71092.3516850184</text:p>
          </table:table-cell>
          <table:table-cell table:formula="of:=[.G62]-[.$G$58]" office:value-type="float" office:value="33853.1284617951" calcext:value-type="float">
            <text:p>33853.1284617951</text:p>
          </table:table-cell>
          <table:table-cell table:formula="of:=[.H62]/[.$H$56]*100" office:value-type="float" office:value="57.3418567524341" calcext:value-type="float">
            <text:p>57.3418567524341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GAS </text:p>
          </table:table-cell>
          <table:table-cell table:formula="of:=AVERAGE([.B53:.D53])" office:value-type="float" office:value="141465.65682349" calcext:value-type="float">
            <text:p>141465.65682349</text:p>
          </table:table-cell>
          <table:table-cell table:formula="of:=[.B63]-[.$B$58]" office:value-type="float" office:value="42558.7701034368" calcext:value-type="float">
            <text:p>42558.7701034368</text:p>
          </table:table-cell>
          <table:table-cell table:formula="of:=[.C63]/[.$C$56]*100" office:value-type="float" office:value="112.46210370064" calcext:value-type="float">
            <text:p>112.46210370064</text:p>
          </table:table-cell>
          <table:table-cell/>
          <table:table-cell table:style-name="ce3" office:value-type="string" calcext:value-type="string">
            <text:p>GAS P</text:p>
          </table:table-cell>
          <table:table-cell table:formula="of:=AVERAGE([.E53:.G53])" office:value-type="float" office:value="102352.372038705" calcext:value-type="float">
            <text:p>102352.372038705</text:p>
          </table:table-cell>
          <table:table-cell table:formula="of:=[.G63]-[.$G$58]" office:value-type="float" office:value="65113.1488154821" calcext:value-type="float">
            <text:p>65113.1488154821</text:p>
          </table:table-cell>
          <table:table-cell table:formula="of:=[.H63]/[.$H$56]*100" office:value-type="float" office:value="110.291397626396" calcext:value-type="float">
            <text:p>110.291397626396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Right 1</text:p>
          </table:table-cell>
          <table:table-cell table:formula="of:=AVERAGE([.H46:.J46])" office:value-type="float" office:value="91010.2640974308" calcext:value-type="float">
            <text:p>91010.2640974308</text:p>
          </table:table-cell>
          <table:table-cell table:formula="of:=[.B64]-[.$B$58]" office:value-type="float" office:value="-7896.62262262263" calcext:value-type="float">
            <text:p>-7896.62262262263</text:p>
          </table:table-cell>
          <table:table-cell table:formula="of:=[.C64]/[.$C$56]*100" office:value-type="float" office:value="-20.8669280176987" calcext:value-type="float">
            <text:p>-20.8669280176987</text:p>
          </table:table-cell>
          <table:table-cell/>
          <table:table-cell table:style-name="ce3" office:value-type="string" calcext:value-type="string">
            <text:p>Right 1P</text:p>
          </table:table-cell>
          <table:table-cell table:formula="of:=AVERAGE([.K46:.M46])" office:value-type="float" office:value="50608.9344344344" calcext:value-type="float">
            <text:p>50608.9344344344</text:p>
          </table:table-cell>
          <table:table-cell table:formula="of:=[.G64]-[.$G$58]" office:value-type="float" office:value="13369.7112112112" calcext:value-type="float">
            <text:p>13369.7112112112</text:p>
          </table:table-cell>
          <table:table-cell table:formula="of:=[.H64]/[.$H$56]*100" office:value-type="float" office:value="22.6461807203396" calcext:value-type="float">
            <text:p>22.6461807203396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Right 2</text:p>
          </table:table-cell>
          <table:table-cell table:formula="of:=AVERAGE([.H47:.J47])" office:value-type="float" office:value="130363.900567234" calcext:value-type="float">
            <text:p>130363.900567234</text:p>
          </table:table-cell>
          <table:table-cell table:formula="of:=[.B65]-[.$B$58]" office:value-type="float" office:value="31457.0138471805" calcext:value-type="float">
            <text:p>31457.0138471805</text:p>
          </table:table-cell>
          <table:table-cell table:formula="of:=[.C65]/[.$C$56]*100" office:value-type="float" office:value="83.1255683563185" calcext:value-type="float">
            <text:p>83.1255683563185</text:p>
          </table:table-cell>
          <table:table-cell/>
          <table:table-cell table:style-name="ce3" office:value-type="string" calcext:value-type="string">
            <text:p>Right 2P</text:p>
          </table:table-cell>
          <table:table-cell table:formula="of:=AVERAGE([.K47:.M47])" office:value-type="float" office:value="64619.957957958" calcext:value-type="float">
            <text:p>64619.957957958</text:p>
          </table:table-cell>
          <table:table-cell table:formula="of:=[.G65]-[.$G$58]" office:value-type="float" office:value="27380.7347347347" calcext:value-type="float">
            <text:p>27380.7347347347</text:p>
          </table:table-cell>
          <table:table-cell table:formula="of:=[.H65]/[.$H$56]*100" office:value-type="float" office:value="46.3786432827751" calcext:value-type="float">
            <text:p>46.3786432827751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Right 3</text:p>
          </table:table-cell>
          <table:table-cell table:formula="of:=AVERAGE([.H48:.J48])" office:value-type="float" office:value="134168.687854521" calcext:value-type="float">
            <text:p>134168.687854521</text:p>
          </table:table-cell>
          <table:table-cell table:formula="of:=[.B66]-[.$B$58]" office:value-type="float" office:value="35261.8011344678" calcext:value-type="float">
            <text:p>35261.8011344678</text:p>
          </table:table-cell>
          <table:table-cell table:formula="of:=[.C66]/[.$C$56]*100" office:value-type="float" office:value="93.1797682643939" calcext:value-type="float">
            <text:p>93.1797682643939</text:p>
          </table:table-cell>
          <table:table-cell/>
          <table:table-cell table:style-name="ce3" office:value-type="string" calcext:value-type="string">
            <text:p>Right 3P</text:p>
          </table:table-cell>
          <table:table-cell table:formula="of:=AVERAGE([.K48:.M48])" office:value-type="float" office:value="96805.0777444111" calcext:value-type="float">
            <text:p>96805.0777444111</text:p>
          </table:table-cell>
          <table:table-cell table:formula="of:=[.G66]-[.$G$58]" office:value-type="float" office:value="59565.8545211878" calcext:value-type="float">
            <text:p>59565.8545211878</text:p>
          </table:table-cell>
          <table:table-cell table:formula="of:=[.H66]/[.$H$56]*100" office:value-type="float" office:value="100.895156592247" calcext:value-type="float">
            <text:p>100.895156592247</text:p>
          </table:table-cell>
          <table:table-cell table:number-columns-repeated="1015"/>
        </table:table-row>
        <table:table-row table:style-name="ro3" table:number-rows-repeated="11">
          <table:table-cell table:number-columns-repeated="1024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ILBERT LOISEAU</meta:initial-creator>
    <meta:creation-date>2022-12-10T15:34:27</meta:creation-date>
    <dc:date>2022-12-12T10:58:13.106632197</dc:date>
    <meta:generator>LibreOffice/6.4.7.2$Linux_X86_64 LibreOffice_project/40$Build-2</meta:generator>
    <meta:editing-duration>PT2M22S</meta:editing-duration>
    <meta:editing-cycles>1</meta:editing-cycles>
    <meta:document-statistic meta:table-count="1" meta:cell-count="54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